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es principes du <text:span text:style-name="T1">datalove</text:span><text:span text:style-name="T2"> [amour des données]</text:span></text:h>
      <text:p text:style-name="P1"><text:span text:style-name="T2">selon Telecomix</text:span></text:p>
      <text:p text:style-name="P1"><text:span text:style-name="T2">url d'origine : </text:span><text:a xlink:type="simple" xlink:href="http://interfax.werebuild.eu/2011/02/18/the-priciples-of-datalove/"><text:span text:style-name="T2">http://interfax.werebuild.eu/2011/02/18/the-priciples-of-datalove/</text:span></text:a></text:p>
      <text:p text:style-name="P1"><text:span text:style-name="T2"/></text:p>
      <text:p text:style-name="P1"><text:span text:style-name="T2">Aime les données</text:span></text:p>
      <text:p text:style-name="P1"><text:span text:style-name="T2">Les données sont indispensables</text:span></text:p>
      <text:p text:style-name="P1"><text:span text:style-name="T2">Les données doivent circuler</text:span></text:p>
      <text:p text:style-name="P1"><text:span text:style-name="T2">Les données doivent être utilisées</text:span></text:p>
      <text:p text:style-name="P1"><text:span text:style-name="T2">Les données ne sont ni bonnes ni mauvaises</text:span></text:p>
      <text:p text:style-name="P1"><text:span text:style-name="T2">Il n'y a pas de données illégales</text:span></text:p>
      <text:p text:style-name="P1"><text:span text:style-name="T2">Les données sont libres</text:span></text:p>
      <text:p text:style-name="P1"><text:span text:style-name="T2">Les données ne peuvent être possédées</text:span></text:p>
      <text:p text:style-name="P1"><text:span text:style-name="T2">Aucun humain, aucune machine ne doit interrompre le flux des données</text:span></text:p>
      <text:p text:style-name="P1"><text:span text:style-name="T2">Enfermer les données est un crime contre la donnéeïté [datanity]</text:span></text:p>
      <text:p text:style-name="P1"><text:span text:style-name="T2">Aime les donné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_20_1_20_de_20_note" style:display-name="Titre 1 de note" style:family="paragraph" style:parent-style-name="Heading_20_1" style:next-style-name="Standard" style:default-outline-level="" style:list-style-name="" style:class="text">
      <style:paragraph-properties fo:margin-top="0.3cm" fo:margin-bottom="0.199cm" fo:text-align="start" style:justify-single-word="false"/>
      <style:text-properties fo:font-size="12pt" style:text-underline-style="solid" style:text-underline-width="auto" style:text-und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logigor_021_datalove<text:tab/><text:tab/>jeudi 24 février 2011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4T19:36:25</meta:creation-date>
    <dc:title>monmodelpardéfaut</dc:title>
    <meta:editing-duration>PT2M38S</meta:editing-duration>
    <meta:editing-cycles>2</meta:editing-cycles>
    <meta:generator>LibreOffice/3.3$Linux LibreOffice_project/330m19$Build-6</meta:generator>
    <meta:initial-creator>iGor </meta:initial-creator>
    <meta:document-statistic meta:table-count="0" meta:image-count="0" meta:object-count="0" meta:page-count="1" meta:paragraph-count="16" meta:word-count="84" meta:character-count="581"/>
    <dc:date>2011-02-24T19:54:13</dc:date>
    <dc:creator>iGor </dc:creator>
  </office:meta>
</office:document-meta>
</file>